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a0e6" officeooo:paragraph-rsid="0004a0e6"/>
    </style:style>
    <style:style style:name="P2" style:family="paragraph" style:parent-style-name="Standard" style:list-style-name="L1">
      <style:text-properties officeooo:rsid="0004a0e6" officeooo:paragraph-rsid="0004a0e6"/>
    </style:style>
    <style:style style:name="P3" style:family="paragraph" style:parent-style-name="Standard" style:list-style-name="L2">
      <style:text-properties officeooo:rsid="00059d88" officeooo:paragraph-rsid="00059d88"/>
    </style:style>
    <style:style style:name="P4" style:family="paragraph" style:parent-style-name="Standard">
      <style:text-properties officeooo:rsid="00059d88" officeooo:paragraph-rsid="00059d88"/>
    </style:style>
    <style:style style:name="P5" style:family="paragraph" style:parent-style-name="Standard">
      <style:text-properties style:text-line-through-style="solid" style:text-line-through-type="single" officeooo:rsid="0005d377" officeooo:paragraph-rsid="0005d377"/>
    </style:style>
    <style:style style:name="P6" style:family="paragraph" style:parent-style-name="Standard">
      <style:text-properties officeooo:rsid="0005d377" officeooo:paragraph-rsid="0005d377"/>
    </style:style>
    <style:style style:name="P7" style:family="paragraph" style:parent-style-name="Standard">
      <style:text-properties officeooo:rsid="00061d8d" officeooo:paragraph-rsid="00061d8d"/>
    </style:style>
    <style:style style:name="P8" style:family="paragraph" style:parent-style-name="Standard">
      <style:text-properties officeooo:rsid="0007bca5" officeooo:paragraph-rsid="0007bca5"/>
    </style:style>
    <style:style style:name="P9" style:family="paragraph" style:parent-style-name="Standard" style:list-style-name="L3">
      <style:text-properties officeooo:rsid="000a3391" officeooo:paragraph-rsid="000a3391"/>
    </style:style>
    <style:style style:name="P10" style:family="paragraph" style:parent-style-name="Standard">
      <style:text-properties officeooo:rsid="000a3391" officeooo:paragraph-rsid="000a3391"/>
    </style:style>
    <style:style style:name="P11" style:family="paragraph" style:parent-style-name="Standard">
      <style:text-properties officeooo:rsid="000ba8b8" officeooo:paragraph-rsid="000ba8b8"/>
    </style:style>
    <style:style style:name="P12" style:family="paragraph" style:parent-style-name="Standard" style:list-style-name="L4">
      <style:text-properties officeooo:rsid="000ba8b8" officeooo:paragraph-rsid="000ba8b8"/>
    </style:style>
    <style:style style:name="P13" style:family="paragraph" style:parent-style-name="Standard" style:list-style-name="L5">
      <style:text-properties officeooo:rsid="000ba8b8" officeooo:paragraph-rsid="000ba8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bca5"/>
    </style:style>
    <style:style style:name="T3" style:family="text">
      <style:text-properties officeooo:rsid="000a339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 a reminder of what I was implementing, so that I won’t forget what to develop the next day</text:p>
      <text:p text:style-name="P1"/>
      <text:list text:style-name="L1">
        <text:list-item>
          <text:p text:style-name="P2">decideOnCommand()</text:p>
        </text:list-item>
      </text:list>
      <text:list text:style-name="L2">
        <text:list-item>
          <text:list>
            <text:list-item>
              <text:p text:style-name="P3">fix .equalsIgnoreCase() </text:p>
            </text:list-item>
          </text:list>
        </text:list-item>
      </text:list>
      <text:p text:style-name="P4"/>
      <text:p text:style-name="P4"/>
      <text:p text:style-name="P4">&lt;Command&gt; <text:s text:c="8"/>::= <text:s/>&lt;CommandType&gt; ";"</text:p>
      <text:p text:style-name="P4"/>
      <text:p text:style-name="P4">&lt;CommandType&gt; <text:s text:c="4"/>::= <text:s/>&lt;Use&gt; | &lt;Create&gt; </text:p>
      <text:p text:style-name="P4"/>
      <text:p text:style-name="P4">&lt;Use&gt; <text:s text:c="12"/>::= <text:s/>"USE " [DatabaseName]</text:p>
      <text:p text:style-name="P4"/>
      <text:p text:style-name="P4">&lt;Create&gt; <text:s text:c="9"/>::= <text:s/>&lt;CreateDatabase&gt; </text:p>
      <text:p text:style-name="P4"/>
      <text:p text:style-name="P4">&lt;CreateDatabase&gt; <text:s/>::= <text:s/>"CREATE " "DATABASE " [DatabaseName]</text:p>
      <text:p text:style-name="P4"/>
      <text:p text:style-name="P4"/>
      <text:p text:style-name="P4">Ok, what if I next focus on creating a table and adding stuff to it?</text:p>
      <text:p text:style-name="P4"/>
      <text:p text:style-name="P5">To used the same function to create a database and a table, I need to go through the token arraylist and make it all lowercase. Then can go back to creating a table and a database</text:p>
      <text:p text:style-name="P6"/>
      <text:p text:style-name="P7">Can’t do that!<text:tab/></text:p>
      <text:p text:style-name="P7"/>
      <text:p text:style-name="P7">Both <text:span text:style-name="T1">Database names and Table names</text:span> should be <text:span text:style-name="T1">case insensitive</text:span>. Any database/table names provided by the user should be converted into lowercase before saving out to the filesystem. You should treat <text:span text:style-name="T1">column names</text:span> as case insensitive for querying, but you should<text:span text:style-name="T1"> preserve the case when storing them</text:span> (i.e. do NOT convert them to lower case). This is so that the user can define attribute names using CamelCase if they wish (which is a useful aid to readability). → <text:span text:style-name="T2">I am not sure how I should pre-process this, so for now I will use the conversion to lowercase in-situ, where I know that the command it to use or select.</text:span></text:p>
      <text:p text:style-name="P7"/>
      <text:p text:style-name="P8">Maybe parse through the command, and if it contains any predetermined reserved word, then cover it to lowercase? What if someone decides to name a table column with a reserved word?</text:p>
      <text:p text:style-name="P8"/>
      <text:p text:style-name="P8">DecideOnCommand<text:span text:style-name="T3">()</text:span></text:p>
      <text:list text:style-name="L3">
        <text:list-item>
          <text:p text:style-name="P9">The first letter is always a reserved word, and the length must be at least 2 → if the length is less than 2, then the command is malformed</text:p>
        </text:list-item>
      </text:list>
      <text:p text:style-name="P10"/>
      <text:p text:style-name="P11">Handle incoming command()</text:p>
      <text:list text:style-name="L4">
        <text:list-item>
          <text:p text:style-name="P12">need to rewrite the DBParser object, because it should </text:p>
        </text:list-item>
      </text:list>
      <text:list text:style-name="L5">
        <text:list-item>
          <text:list>
            <text:list-item>
              <text:p text:style-name="P13">in the dbserver constructor create the parser object</text:p>
            </text:list-item>
            <text:list-item>
              <text:p text:style-name="P13">in the parser class refactor the code so that when you have to handle a command, it is done via a method but not as a constructor</text:p>
            </text:list-item>
            <text:list-item>
              <text:p text:style-name="P13">therefore, it becomes possible to test the code and have it running at the same time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09:49:33.877807072</meta:creation-date>
    <dc:date>2025-03-05T11:39:00.719615645</dc:date>
    <meta:editing-duration>PT8H27M1S</meta:editing-duration>
    <meta:editing-cycles>4</meta:editing-cycles>
    <meta:generator>LibreOffice/24.8.5.2$Linux_X86_64 LibreOffice_project/480$Build-2</meta:generator>
    <meta:document-statistic meta:table-count="0" meta:image-count="0" meta:object-count="0" meta:page-count="1" meta:paragraph-count="20" meta:word-count="340" meta:character-count="1929" meta:non-whitespace-character-count="1572"/>
  </office:meta>
</office:document-meta>
</file>